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pt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0"/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12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100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2" office:value-type="string" calcext:value-type="string">
            <text:p>ltc ID</text:p>
          </table:table-cell>
          <table:table-cell table:style-name="ce12" office:value-type="string" calcext:value-type="string">
            <text:p>cell_distribution</text:p>
          </table:table-cell>
          <table:table-cell table:style-name="ce12" office:value-type="string" calcext:value-type="string">
            <text:p>ltc link</text:p>
          </table:table-cell>
          <table:table-cell table:style-name="ce12" office:value-type="string" calcext:value-type="string">
            <text:p>cells[i]</text:p>
          </table:table-cell>
          <table:table-cell table:style-name="ce12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47:03.90692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06:10.373112915</meta:creation-date>
    <dc:date>2019-04-10T14:50:46.204175206</dc:date>
    <meta:editing-duration>PT20H27M33S</meta:editing-duration>
    <meta:editing-cycles>7</meta:editing-cycles>
    <meta:generator>LibreOffice/6.2.2.2$Linux_X86_64 LibreOffice_project/20$Build-2</meta:generator>
    <meta:document-statistic meta:table-count="2" meta:cell-count="203" meta:object-count="0"/>
  </office:meta>
</office:document-meta>
</file>